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25">
      <style:paragraph-properties fo:margin-left="0.5in" fo:margin-right="0in" fo:text-indent="-0.25in" style:auto-text-indent="false"/>
    </style:style>
    <style:style style:name="P3" style:family="paragraph" style:parent-style-name="Standard" style:list-style-name="WWNum5">
      <style:paragraph-properties fo:margin-left="0.5in" fo:margin-right="0in" fo:text-indent="-0.25in" style:auto-text-indent="false"/>
    </style:style>
    <style:style style:name="P4" style:family="paragraph" style:parent-style-name="Standard" style:list-style-name="WWNum22">
      <style:paragraph-properties fo:margin-left="0.5in" fo:margin-right="0in" fo:text-indent="-0.25in" style:auto-text-indent="false"/>
    </style:style>
    <style:style style:name="P5" style:family="paragraph" style:parent-style-name="Standard" style:list-style-name="WWNum18">
      <style:paragraph-properties fo:margin-left="0.5in" fo:margin-right="0in" fo:text-indent="-0.25in" style:auto-text-indent="false"/>
    </style:style>
    <style:style style:name="P6" style:family="paragraph" style:parent-style-name="Standard" style:list-style-name="WWNum23">
      <style:paragraph-properties fo:margin-left="0.5in" fo:margin-right="0in" fo:text-indent="-0.25in" style:auto-text-indent="false"/>
    </style:style>
    <style:style style:name="P7" style:family="paragraph" style:parent-style-name="Standard" style:list-style-name="WWNum24">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10">
      <style:paragraph-properties fo:margin-left="0.5in" fo:margin-right="0in" fo:text-indent="-0.25in" style:auto-text-indent="false"/>
    </style:style>
    <style:style style:name="P10" style:family="paragraph" style:parent-style-name="Standard" style:list-style-name="WWNum14">
      <style:paragraph-properties fo:margin-left="0.5in" fo:margin-right="0in" fo:text-indent="-0.25in" style:auto-text-indent="false"/>
    </style:style>
    <style:style style:name="P11" style:family="paragraph" style:parent-style-name="Standard" style:list-style-name="WWNum17">
      <style:paragraph-properties fo:margin-left="0.5in" fo:margin-right="0in" fo:text-indent="-0.25in" style:auto-text-indent="false"/>
    </style:style>
    <style:style style:name="P12" style:family="paragraph" style:parent-style-name="Standard" style:list-style-name="WWNum25">
      <style:paragraph-properties fo:margin-left="1in" fo:margin-right="0in" fo:text-indent="-0.25in" style:auto-text-indent="false"/>
      <style:text-properties style:text-underline-style="none"/>
    </style:style>
    <style:style style:name="P13" style:family="paragraph" style:parent-style-name="Standard" style:list-style-name="WWNum5">
      <style:paragraph-properties fo:margin-left="1in" fo:margin-right="0in" fo:text-indent="-0.25in" style:auto-text-indent="false"/>
    </style:style>
    <style:style style:name="P14" style:family="paragraph" style:parent-style-name="Standard" style:list-style-name="WWNum22">
      <style:paragraph-properties fo:margin-left="1in" fo:margin-right="0in" fo:text-indent="-0.25in" style:auto-text-indent="false"/>
    </style:style>
    <style:style style:name="P15" style:family="paragraph" style:parent-style-name="Standard" style:list-style-name="WWNum18">
      <style:paragraph-properties fo:margin-left="1in" fo:margin-right="0in" fo:text-indent="-0.25in" style:auto-text-indent="false"/>
    </style:style>
    <style:style style:name="P16" style:family="paragraph" style:parent-style-name="Standard" style:list-style-name="WWNum23">
      <style:paragraph-properties fo:margin-left="1in" fo:margin-right="0in" fo:text-indent="-0.25in" style:auto-text-indent="false"/>
    </style:style>
    <style:style style:name="P17" style:family="paragraph" style:parent-style-name="Standard" style:list-style-name="WWNum24">
      <style:paragraph-properties fo:margin-left="1in" fo:margin-right="0in" fo:text-indent="-0.25in" style:auto-text-indent="false"/>
    </style:style>
    <style:style style:name="P18" style:family="paragraph" style:parent-style-name="Standard" style:list-style-name="WWNum1">
      <style:paragraph-properties fo:margin-left="1in" fo:margin-right="0in" fo:text-indent="-0.25in" style:auto-text-indent="false"/>
    </style:style>
    <style:style style:name="P19" style:family="paragraph" style:parent-style-name="Standard" style:list-style-name="WWNum9">
      <style:paragraph-properties fo:margin-left="1in" fo:margin-right="0in" fo:text-indent="-0.25in" style:auto-text-indent="false"/>
    </style:style>
    <style:style style:name="P20" style:family="paragraph" style:parent-style-name="Standard" style:list-style-name="WWNum10">
      <style:paragraph-properties fo:margin-left="1in" fo:margin-right="0in" fo:text-indent="-0.25in" style:auto-text-indent="false"/>
    </style:style>
    <style:style style:name="P21" style:family="paragraph" style:parent-style-name="Standard" style:list-style-name="WWNum15">
      <style:paragraph-properties fo:margin-left="1in" fo:margin-right="0in" fo:text-indent="-0.25in" style:auto-text-indent="false"/>
    </style:style>
    <style:style style:name="P22" style:family="paragraph" style:parent-style-name="Standard" style:list-style-name="WWNum16">
      <style:paragraph-properties fo:margin-left="1in" fo:margin-right="0in" fo:text-indent="-0.25in" style:auto-text-indent="false"/>
    </style:style>
    <style:style style:name="P23" style:family="paragraph" style:parent-style-name="Standard" style:list-style-name="WWNum21">
      <style:paragraph-properties fo:margin-left="1in" fo:margin-right="0in" fo:text-indent="-0.25in" style:auto-text-indent="false"/>
    </style:style>
    <style:style style:name="P24" style:family="paragraph" style:parent-style-name="Standard" style:list-style-name="WWNum13">
      <style:paragraph-properties fo:margin-left="1in" fo:margin-right="0in" fo:text-indent="-0.25in" style:auto-text-indent="false"/>
    </style:style>
    <style:style style:name="P25" style:family="paragraph" style:parent-style-name="Standard" style:list-style-name="WWNum8">
      <style:paragraph-properties fo:margin-left="1in" fo:margin-right="0in" fo:text-indent="-0.25in" style:auto-text-indent="false"/>
    </style:style>
    <style:style style:name="P26" style:family="paragraph" style:parent-style-name="Standard" style:list-style-name="WWNum6">
      <style:paragraph-properties fo:margin-left="1in" fo:margin-right="0in" fo:text-indent="-0.25in" style:auto-text-indent="false"/>
    </style:style>
    <style:style style:name="P27" style:family="paragraph" style:parent-style-name="Standard" style:list-style-name="WWNum2">
      <style:paragraph-properties fo:margin-left="1in" fo:margin-right="0in" fo:text-indent="-0.25in" style:auto-text-indent="false"/>
    </style:style>
    <style:style style:name="P28" style:family="paragraph" style:parent-style-name="Standard" style:list-style-name="WWNum7">
      <style:paragraph-properties fo:margin-left="1in" fo:margin-right="0in" fo:text-indent="-0.25in" style:auto-text-indent="false"/>
    </style:style>
    <style:style style:name="P29" style:family="paragraph" style:parent-style-name="Standard" style:list-style-name="WWNum19">
      <style:paragraph-properties fo:margin-left="1in" fo:margin-right="0in" fo:text-indent="-0.25in" style:auto-text-indent="false"/>
    </style:style>
    <style:style style:name="P30" style:family="paragraph" style:parent-style-name="Standard" style:list-style-name="WWNum11">
      <style:paragraph-properties fo:margin-left="1in" fo:margin-right="0in" fo:text-indent="-0.25in" style:auto-text-indent="false"/>
    </style:style>
    <style:style style:name="P31" style:family="paragraph" style:parent-style-name="Standard" style:list-style-name="WWNum20">
      <style:paragraph-properties fo:margin-left="1in" fo:margin-right="0in" fo:text-indent="-0.25in" style:auto-text-indent="false"/>
    </style:style>
    <style:style style:name="P32" style:family="paragraph" style:parent-style-name="Standard" style:list-style-name="WWNum12">
      <style:paragraph-properties fo:margin-left="1in" fo:margin-right="0in" fo:text-indent="-0.25in" style:auto-text-indent="false"/>
    </style:style>
    <style:style style:name="P33" style:family="paragraph" style:parent-style-name="Standard" style:list-style-name="WWNum4">
      <style:paragraph-properties fo:margin-left="1in" fo:margin-right="0in" fo:text-indent="-0.25in" style:auto-text-indent="false"/>
    </style:style>
    <style:style style:name="P34" style:family="paragraph" style:parent-style-name="Standard" style:list-style-name="WWNum3">
      <style:paragraph-properties fo:margin-left="1in" fo:margin-right="0in" fo:text-indent="-0.25in" style:auto-text-indent="false"/>
    </style:style>
    <style:style style:name="P35" style:family="paragraph" style:parent-style-name="Standard" style:list-style-name="WWNum17">
      <style:paragraph-properties fo:margin-left="1in" fo:margin-right="0in" fo:text-indent="-0.25in" style:auto-text-indent="false"/>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1in" fo:margin-right="0in" fo:text-indent="0.5in" style:auto-text-indent="false"/>
    </style:style>
    <style:style style:name="P38" style:family="paragraph" style:parent-style-name="Standard">
      <style:paragraph-properties fo:margin-left="1in" fo:margin-right="0in" fo:text-indent="0in" style:auto-text-indent="false"/>
    </style:style>
    <style:style style:name="P39" style:family="paragraph" style:parent-style-name="Standard" style:list-style-name="WWNum22">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40" style:family="paragraph" style:parent-style-name="Standard" style:list-style-name="WWNum18">
      <style:paragraph-properties fo:margin-left="1.5in" fo:margin-right="0in" fo:text-indent="-0.25in" style:auto-text-indent="false"/>
    </style:style>
    <style:style style:name="P41" style:family="paragraph" style:parent-style-name="Standard" style:list-style-name="WWNum9">
      <style:paragraph-properties fo:margin-left="1.5in" fo:margin-right="0in" fo:text-indent="-0.25in" style:auto-text-indent="false"/>
    </style:style>
    <style:style style:name="P42" style:family="paragraph" style:parent-style-name="Standard" style:list-style-name="WWNum17">
      <style:paragraph-properties fo:margin-left="1.5in" fo:margin-right="0in" fo:text-indent="-0.25in" style:auto-text-indent="false"/>
    </style:style>
    <style:style style:name="P43" style:family="paragraph" style:parent-style-name="Standard">
      <style:paragraph-properties fo:margin-left="1.5in" fo:margin-right="0.5in" fo:text-indent="0.25in" style:auto-text-indent="false"/>
    </style:style>
    <style:style style:name="P44" style:family="paragraph" style:parent-style-name="Standard">
      <style:paragraph-properties fo:margin-left="1.5in" fo:margin-right="0.5in" fo:text-align="justify" style:justify-single-word="false" fo:text-indent="0.25in" style:auto-text-indent="false"/>
    </style:style>
    <style:style style:name="P45" style:family="paragraph" style:parent-style-name="Standard">
      <style:paragraph-properties fo:margin-left="1.5in" fo:margin-right="0.5in" fo:text-align="justify" style:justify-single-word="false" fo:text-indent="0.25in" style:auto-text-indent="false"/>
      <style:text-properties fo:background-color="#fff2cc"/>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in" fo:margin-right="0in" fo:text-indent="0.5in" style:auto-text-indent="false"/>
    </style:style>
    <style:style style:name="P48" style:family="paragraph" style:parent-style-name="Standard" style:list-style-name="WWNum17">
      <style:paragraph-properties fo:margin-left="2in" fo:margin-right="0in" fo:text-indent="-0.25in" style:auto-text-indent="false"/>
    </style:style>
    <style:style style:name="P49" style:family="paragraph" style:parent-style-name="Standard" style:master-page-name="Standard">
      <style:paragraph-properties style:page-number="1"/>
    </style:style>
    <style:style style:name="T1" style:family="text">
      <style:text-properties fo:color="#cc4125" style:font-name="Impact" fo:font-size="24pt" fo:font-weight="bold" style:font-name-asian="Impact1" style:font-size-asian="24pt" style:font-weight-asian="bold" style:font-name-complex="Impact1" style:font-size-complex="24pt"/>
    </style:style>
    <style:style style:name="T2" style:family="text">
      <style:text-properties fo:color="#3d85c6" fo:font-weight="bold" style:font-weight-asian="bold"/>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background-color="#fff2cc" loext:char-shading-value="0"/>
    </style:style>
    <style:style style:name="T7"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Team Chundercats</text:span></text:p>
      <text:p text:style-name="Standard"><text:span text:style-name="T2">User Stories</text:span></text:p>
      <text:p text:style-name="Standard"/>
      <text:p text:style-name="Standard"><text:span text:style-name="T3">TEMPLATE - DO NOT EDIT - JUST COPY PASTE - OTHERWISE I WILL MURDER YOU</text:span></text:p>
      <text:p text:style-name="Standard"><text:span text:style-name="T3">Title</text:span></text:p>
      <text:list xml:id="list4277931680" text:style-name="WWNum25">
        <text:list-item>
          <text:p text:style-name="P2">Description</text:p>
        </text:list-item>
        <text:list-item>
          <text:p text:style-name="P2">Assumptions:</text:p>
        </text:list-item>
        <text:list-item>
          <text:p text:style-name="P2">Tasks</text:p>
          <text:list>
            <text:list-item>
              <text:p text:style-name="P12"/>
            </text:list-item>
          </text:list>
        </text:list-item>
        <text:list-item>
          <text:p text:style-name="P2">Tests</text:p>
          <text:list>
            <text:list-item>
              <text:p text:style-name="P12"/>
            </text:list-item>
          </text:list>
        </text:list-item>
        <text:list-item>
          <text:p text:style-name="P2">Assignees</text:p>
          <text:list>
            <text:list-item>
              <text:p text:style-name="P12"/>
            </text:list-item>
          </text:list>
        </text:list-item>
        <text:list-item>
          <text:p text:style-name="P2">Estimation</text:p>
        </text:list-item>
        <text:list-item>
          <text:p text:style-name="P2">Priority</text:p>
        </text:list-item>
        <text:list-item>
          <text:p text:style-name="P2">Definition of Done</text:p>
        </text:list-item>
        <text:list-item>
          <text:p text:style-name="P2">Baseline Story point estimation</text:p>
        </text:list-item>
      </text:list>
      <text:p text:style-name="Standard"/>
      <text:p text:style-name="Standard"><text:span text:style-name="T3">#1 Story Board - Andre - (Access Testimonials)</text:span></text:p>
      <text:p text:style-name="P36">As a general user I can access testimonials in order to see what others think about the product and leave a testimonial myself</text:p>
      <text:list xml:id="list3294572322" text:style-name="WWNum5">
        <text:list-item>
          <text:p text:style-name="P3"><text:soft-page-break/>Description:</text:p>
        </text:list-item>
      </text:list>
      <text:p text:style-name="P37">A Guest user can rate the software on a 5 star rating system. The extent a user can provide a detailed testimonial depends on the user type. (Review tasks) An immediate response will pop-up to the guest user as a confirmation that</text:p>
      <text:p text:style-name="P38">the testimonial was published.</text:p>
      <text:list xml:id="list4456200488855" text:continue-numbering="true" text:style-name="WWNum5">
        <text:list-item>
          <text:p text:style-name="P3">Assumptions:</text:p>
          <text:list>
            <text:list-item>
              <text:p text:style-name="P13">The team understands qt</text:p>
            </text:list-item>
            <text:list-item>
              <text:p text:style-name="P13">A baseline project is established in qt, and pushed to the master branch on git</text:p>
            </text:list-item>
          </text:list>
        </text:list-item>
        <text:list-item>
          <text:p text:style-name="P3">Tasks</text:p>
          <text:list>
            <text:list-item>
              <text:p text:style-name="P13">Create a simple main menu GUI in qt</text:p>
            </text:list-item>
            <text:list-item>
              <text:p text:style-name="P13">Provide access to a screen that would display the testimonials</text:p>
            </text:list-item>
            <text:list-item>
              <text:p text:style-name="P13">Create a table to store the testimonials in our db</text:p>
            </text:list-item>
            <text:list-item>
              <text:p text:style-name="P13">Write queries to fetch the testimonials</text:p>
            </text:list-item>
            <text:list-item>
              <text:p text:style-name="P13">Write a function to populate our .ui with them</text:p>
            </text:list-item>
            <text:list-item>
              <text:p text:style-name="P13">Provide an interface to add a testimonial</text:p>
            </text:list-item>
            <text:list-item>
              <text:p text:style-name="P13">Write statements to store the new testimonials in our db</text:p>
            </text:list-item>
          </text:list>
        </text:list-item>
        <text:list-item>
          <text:p text:style-name="P3">Tests</text:p>
          <text:list>
            <text:list-item>
              <text:p text:style-name="P13">Verify that all testimonials are being fetched from the db and displayed</text:p>
            </text:list-item>
            <text:list-item>
              <text:p text:style-name="P13">Verify that new testimonials are saved into the database after entry</text:p>
            </text:list-item>
            <text:list-item>
              <text:p text:style-name="P13">Verify that testimonials cannot receive rogue input</text:p>
            </text:list-item>
            <text:list-item>
              <text:p text:style-name="P13">Verify that a guest receives a marketing display (pitching on becoming a Premium member) <text:s/>before accessing the software and before leaving the software. </text:p>
            </text:list-item>
            <text:list-item>
              <text:p text:style-name="P13">Verify that non-premium users can complete all sign up fields.</text:p>
            </text:list-item>
            <text:list-item>
              <text:p text:style-name="P13">Verify that non premium users receive a email verification or confirmation towards membership status <text:s/></text:p>
            </text:list-item>
            <text:list-item>
              <text:p text:style-name="P13"><text:soft-page-break/>Verify that non premium users can interface with the 5 star rating system and successfully share it to social media platforms.</text:p>
            </text:list-item>
            <text:list-item>
              <text:p text:style-name="P13">Verify that non premium users can interface with the review portion, limiting them to only 150 characters and successfully sharing it to social media platforms.</text:p>
            </text:list-item>
            <text:list-item>
              <text:p text:style-name="P13">Verify that premium users can successfully complete all sign up fields.</text:p>
            </text:list-item>
            <text:list-item>
              <text:p text:style-name="P13">Verify that premium users receive an email confirmation towards premium membership</text:p>
            </text:list-item>
            <text:list-item>
              <text:p text:style-name="P13">Verify the transaction process involving credit cards, debit cards, etc. </text:p>
            </text:list-item>
            <text:list-item>
              <text:p text:style-name="P13">Verify that premium users can also share all testimonials to social media platforms.</text:p>
            </text:list-item>
          </text:list>
        </text:list-item>
        <text:list-item>
          <text:p text:style-name="P3">Assignees</text:p>
          <text:list>
            <text:list-item>
              <text:p text:style-name="P13">Andre</text:p>
            </text:list-item>
            <text:list-item>
              <text:p text:style-name="P13">Anthony</text:p>
            </text:list-item>
            <text:list-item>
              <text:p text:style-name="P13">David &amp; Alex</text:p>
            </text:list-item>
            <text:list-item>
              <text:p text:style-name="P13">David &amp; Alex</text:p>
            </text:list-item>
            <text:list-item>
              <text:p text:style-name="P13">Jacob</text:p>
            </text:list-item>
            <text:list-item>
              <text:p text:style-name="P13">Krupesh</text:p>
            </text:list-item>
            <text:list-item>
              <text:p text:style-name="P13">David and Alex</text:p>
            </text:list-item>
          </text:list>
        </text:list-item>
        <text:list-item>
          <text:p text:style-name="P3">Estimation</text:p>
          <text:list>
            <text:list-item>
              <text:p text:style-name="P13">20 hours </text:p>
            </text:list-item>
          </text:list>
        </text:list-item>
        <text:list-item>
          <text:p text:style-name="P3">Priority</text:p>
          <text:list>
            <text:list-item>
              <text:p text:style-name="P13">Medium-Low 4/10</text:p>
            </text:list-item>
          </text:list>
        </text:list-item>
        <text:list-item>
          <text:p text:style-name="P3">Definition of Done</text:p>
        </text:list-item>
      </text:list>
      <text:p text:style-name="P37">A simple executable in qt that can provide a main menu with an option to an interface for user testimonials. The program will then allow the user to view all testimonials, add a testimonial, and/or return to the main menu. The testimonials will be loaded from and saved into a db. The testimonial table with appropriate queries will be written and functional with our qt program. Test plan will be updated to include tests for this story and those tests will be executed until program is debugged</text:p>
      <text:list xml:id="list4455849958553" text:continue-numbering="true" text:style-name="WWNum5">
        <text:list-item>
          <text:p text:style-name="P3">Baseline Story point estimation: </text:p>
          <text:list>
            <text:list-item>
              <text:p text:style-name="P13"><text:soft-page-break/>Baseline story point estimate value of one = 2 hrs of development time for a single developer </text:p>
            </text:list-item>
          </text:list>
        </text:list-item>
      </text:list>
      <text:p text:style-name="Standard"/>
      <text:p text:style-name="Standard"><text:span text:style-name="T3">#2 Story Board - Andre - (Contact Us)</text:span></text:p>
      <text:p text:style-name="Standard">As a guest I need to contact the administrator so that I can receive assistance when I need it</text:p>
      <text:list xml:id="list1120353821" text:style-name="WWNum22">
        <text:list-item>
          <text:p text:style-name="P4">Description</text:p>
        </text:list-item>
      </text:list>
      <text:p text:style-name="P37">The program need to provide access from the main menu to access a “contact us” screen that shows a team logo, team name, and contact information for the administrator. An optional FAQ section may also be implemented if development time permits. FAQ section would provide assistance for any user that is confused with the program</text:p>
      <text:list xml:id="list4455455666105" text:continue-numbering="true" text:style-name="WWNum22">
        <text:list-item>
          <text:p text:style-name="P4">Assumptions:</text:p>
          <text:list>
            <text:list-item>
              <text:p text:style-name="P14">Basic main menu GUI is complete for our project</text:p>
            </text:list-item>
            <text:list-item>
              <text:p text:style-name="P14">Team logo is decided upon and is saved to our project as a png file</text:p>
            </text:list-item>
            <text:list-item>
              <text:p text:style-name="P14">Contact information is for our administrator’s email address</text:p>
            </text:list-item>
          </text:list>
        </text:list-item>
        <text:list-item>
          <text:p text:style-name="P4">Tasks</text:p>
          <text:list>
            <text:list-item>
              <text:p text:style-name="P14">Create a ui to display a screen for the “contact us” page</text:p>
            </text:list-item>
            <text:list-item>
              <text:p text:style-name="P14">Get team logo png</text:p>
            </text:list-item>
            <text:list-item>
              <text:p text:style-name="P14">Attach and display the logo to the ui </text:p>
            </text:list-item>
            <text:list-item>
              <text:p text:style-name="P14">Edit UI window to display the team name and contact info</text:p>
            </text:list-item>
            <text:list-item>
              <text:p text:style-name="P14">Create an option to return to the main menu</text:p>
            </text:list-item>
            <text:list-item>
              <text:p text:style-name="P14">If time permits, create a FAQ page ui with pertinent information about the program</text:p>
            </text:list-item>
            <text:list-item>
              <text:p text:style-name="P14">As a premium user, I want access to contact the company in charge of the software directly. As a premium user, I also need a FAQs section that tailors to my needs and wants as a premium user, such as account settings, paid membership settings. </text:p>
            </text:list-item>
          </text:list>
        </text:list-item>
        <text:list-item>
          <text:p text:style-name="P4">Tests</text:p>
          <text:list>
            <text:list-item>
              <text:p text:style-name="P14">Verify that the logo and information do not overlap when resizing the window</text:p>
            </text:list-item>
            <text:list-item>
              <text:p text:style-name="P14">Verify that the user can return to and from the main menu</text:p>
            </text:list-item>
            <text:list-item>
              <text:p text:style-name="P14"><text:soft-page-break/>Verify that the team logo and info is displayed consistently between executions</text:p>
            </text:list-item>
            <text:list-item>
              <text:p text:style-name="P14">Verify that an admin user's contact info including logo, etc are able to be published.</text:p>
            </text:list-item>
            <text:list-item>
              <text:p text:style-name="P14">Verify that a guest user can access the contact portion of the software. </text:p>
            </text:list-item>
            <text:list-item>
              <text:p text:style-name="P14">Verify that a guest user can access the guest FAQs section for any help needed</text:p>
            </text:list-item>
            <text:list-item>
              <text:p text:style-name="P14">Verify that a non premium user can access the contact portion of the software. </text:p>
            </text:list-item>
            <text:list-item>
              <text:p text:style-name="P14">Verify that a non premium user can access the non premium user FAQs section for any help needed</text:p>
            </text:list-item>
            <text:list-item>
              <text:p text:style-name="P14">Verify that a non premium user's account information can automatically sync when they request for help or need to contact the company to cut friction with user. </text:p>
            </text:list-item>
            <text:list-item>
              <text:p text:style-name="P14">Verify that a premium user can access the contact portion of the software. </text:p>
            </text:list-item>
            <text:list-item>
              <text:p text:style-name="P14">Verify that a premium user can access the premium <text:s/>FAQs section for any help needed</text:p>
            </text:list-item>
            <text:list-item>
              <text:p text:style-name="P14">Verify that a premium user's account information can automatically sync when they request for help or need to contact the company to cut friction with user. </text:p>
            </text:list-item>
          </text:list>
        </text:list-item>
        <text:list-item>
          <text:p text:style-name="P4">Assignees</text:p>
          <text:list>
            <text:list-item>
              <text:p text:style-name="P14">Andre</text:p>
            </text:list-item>
            <text:list-item>
              <text:p text:style-name="P14">Krupesh</text:p>
            </text:list-item>
            <text:list-item>
              <text:p text:style-name="P14">Krupesh</text:p>
            </text:list-item>
            <text:list-item>
              <text:p text:style-name="P14">Anthony</text:p>
            </text:list-item>
            <text:list-item>
              <text:p text:style-name="P39">Anthony &amp; Andre</text:p>
            </text:list-item>
          </text:list>
        </text:list-item>
        <text:list-item>
          <text:p text:style-name="P4">Estimation</text:p>
          <text:list>
            <text:list-item>
              <text:p text:style-name="P14">10 hours</text:p>
            </text:list-item>
          </text:list>
        </text:list-item>
        <text:list-item>
          <text:p text:style-name="P4">Priority</text:p>
          <text:list>
            <text:list-item>
              <text:p text:style-name="P14">LOW 1/10</text:p>
            </text:list-item>
          </text:list>
        </text:list-item>
        <text:list-item>
          <text:p text:style-name="P4">Definition of Done</text:p>
          <text:list>
            <text:list-item>
              <text:p text:style-name="P14"><text:soft-page-break/>N/A</text:p>
            </text:list-item>
          </text:list>
        </text:list-item>
        <text:list-item>
          <text:p text:style-name="P4">Baseline Story point estimation</text:p>
          <text:list>
            <text:list-item>
              <text:p text:style-name="P14">Baseline story point estimate value of one = 1 hrs of development time for a single developer </text:p>
            </text:list-item>
          </text:list>
        </text:list-item>
      </text:list>
      <text:p text:style-name="Standard"/>
      <text:p text:style-name="Standard"><text:span text:style-name="T3">#3 Story Board - Jacob - (Main View Window)</text:span></text:p>
      <text:p text:style-name="Standard">As a user I want the ability to see the shapes I create in a window. The shapes will have an ID and the window will be 1000 by 500 pixels.</text:p>
      <text:list xml:id="list1988139523" text:style-name="WWNum18">
        <text:list-item>
          <text:p text:style-name="P5">Description</text:p>
        </text:list-item>
      </text:list>
      <text:p text:style-name="P37">A user needs the ability to see the shapes they create. This will be done in a window sized 1000 x 500 pixels. The shapes will also have an ID above them. This ID will have the ability to be hidden or shown on a user’s demand. The coordinate system is defined such that the top left corner of the rendering area is located at point (0,0), the bottom right corner at point (1000,500). This will be done in a separate screen stemming from the main menu, and will load all the available shapes from the database.</text:p>
      <text:list xml:id="list4455714111447" text:continue-numbering="true" text:style-name="WWNum18">
        <text:list-item>
          <text:p text:style-name="P5">Assumptions:</text:p>
          <text:list>
            <text:list-item>
              <text:p text:style-name="P15">The main menu UI is created and functional</text:p>
            </text:list-item>
            <text:list-item>
              <text:p text:style-name="P15">The database for the shapes is created</text:p>
            </text:list-item>
            <text:list-item>
              <text:p text:style-name="P15">All shape class files (including their derived types) are created (.cpp/.h pairs) and integrated into the qt project folder</text:p>
            </text:list-item>
            <text:list-item>
              <text:p text:style-name="P15">All shape classes are tested and compilable</text:p>
            </text:list-item>
            <text:list-item>
              <text:p text:style-name="P15">Our templated vector container for storing the Shape objects is created and tested</text:p>
            </text:list-item>
            <text:list-item>
              <text:p text:style-name="P15">The rendering window will be run based off of the qt_basic_drawing_example.pdf example document</text:p>
            </text:list-item>
            <text:list-item>
              <text:p text:style-name="P15">The window will be separate from the main window</text:p>
            </text:list-item>
            <text:list-item>
              <text:p text:style-name="P15">Exiting the rendering window will not terminate the program</text:p>
            </text:list-item>
            <text:list-item>
              <text:p text:style-name="P15">Only 1 rendering window will be able to be opened at one time</text:p>
            </text:list-item>
          </text:list>
        </text:list-item>
        <text:list-item>
          <text:p text:style-name="P5">Tasks</text:p>
          <text:list>
            <text:list-item>
              <text:p text:style-name="P15">Create a viewing window that is 1000 x 500 pixels inside of program window</text:p>
            </text:list-item>
            <text:list-item>
              <text:p text:style-name="P15">Create shape classes .cpp/.h</text:p>
              <text:list>
                <text:list-item>
                  <text:p text:style-name="P40"><text:soft-page-break/>Base class Shape</text:p>
                </text:list-item>
                <text:list-item>
                  <text:p text:style-name="P40">Line</text:p>
                </text:list-item>
                <text:list-item>
                  <text:p text:style-name="P40">Polyline</text:p>
                </text:list-item>
                <text:list-item>
                  <text:p text:style-name="P40">Polygon</text:p>
                </text:list-item>
                <text:list-item>
                  <text:p text:style-name="P40">Rectangle</text:p>
                </text:list-item>
                <text:list-item>
                  <text:p text:style-name="P40">Ellipse</text:p>
                </text:list-item>
                <text:list-item>
                  <text:p text:style-name="P40">Text </text:p>
                </text:list-item>
              </text:list>
            </text:list-item>
            <text:list-item>
              <text:p text:style-name="P15">Link the classes with the QPainter objects</text:p>
            </text:list-item>
            <text:list-item>
              <text:p text:style-name="P15">Update the viewing window every time a new shape is drawn / change is made</text:p>
            </text:list-item>
            <text:list-item>
              <text:p text:style-name="P15">Make text appear above shape telling you what the ID is</text:p>
            </text:list-item>
            <text:list-item>
              <text:p text:style-name="P15">Make button that toggles hiding and showing the shapes’ ID</text:p>
            </text:list-item>
          </text:list>
        </text:list-item>
        <text:list-item>
          <text:p text:style-name="P5">Tests</text:p>
          <text:list>
            <text:list-item>
              <text:p text:style-name="P15">See if window shows up</text:p>
            </text:list-item>
            <text:list-item>
              <text:p text:style-name="P15">Can you “draw” shapes on window?</text:p>
            </text:list-item>
            <text:list-item>
              <text:p text:style-name="P15">Does window update on every new change?</text:p>
            </text:list-item>
            <text:list-item>
              <text:p text:style-name="P15">Are IDs shown above every shape?</text:p>
            </text:list-item>
            <text:list-item>
              <text:p text:style-name="P15">Do IDs move/delete with the shape?</text:p>
            </text:list-item>
            <text:list-item>
              <text:p text:style-name="P15">Does the button hide the IDs?</text:p>
            </text:list-item>
            <text:list-item>
              <text:p text:style-name="P15">Does the button show the hidden IDs?</text:p>
            </text:list-item>
            <text:list-item>
              <text:p text:style-name="P15">Repeat #d - g multiple times in different orders to check for glitches</text:p>
            </text:list-item>
          </text:list>
        </text:list-item>
        <text:list-item>
          <text:p text:style-name="P5">Assignees</text:p>
        </text:list-item>
      </text:list>
      <text:p text:style-name="P44"><text:soft-page-break/><text:span text:style-name="T6">Overload your constructors to accept any every dimension combo you can think of. This will support all different ways to calculate stuff for the shapes and make it easier for calculations in the future. </text:span><text:span text:style-name="T7">Yes this is going to very suck because... gEOmEtRy... It will make our lives easier in the future. </text:span></text:p>
      <text:p text:style-name="P44"><text:span text:style-name="T6">Also, let’s stick to a theme, like the params should all be:</text:span></text:p>
      <text:p text:style-name="P44"><text:span text:style-name="T6"><text:tab/>(dimension stuff, coordinates)</text:span></text:p>
      <text:p text:style-name="P44"><text:span text:style-name="T6"><text:tab/>or</text:span></text:p>
      <text:p text:style-name="P44"><text:span text:style-name="T6"><text:tab/>(coordinates, dimension stuff)</text:span></text:p>
      <text:p text:style-name="P45"/>
      <text:p text:style-name="P43"><text:span text:style-name="T6">Overload Example: Overload constructor to accept radius, diameter, circumference or even area then solve for every other dimension.</text:span></text:p>
      <text:list xml:id="list4455517011254" text:continue-numbering="true" text:style-name="WWNum18">
        <text:list-item>
          <text:list>
            <text:list-item>
              <text:p text:style-name="P15">Andre</text:p>
            </text:list-item>
            <text:list-item>
              <text:p text:style-name="P15">Anthony</text:p>
            </text:list-item>
            <text:list-item>
              <text:p text:style-name="P15">David</text:p>
            </text:list-item>
            <text:list-item>
              <text:p text:style-name="P15">Jacob</text:p>
            </text:list-item>
            <text:list-item>
              <text:p text:style-name="P15">Krupesh</text:p>
            </text:list-item>
          </text:list>
        </text:list-item>
        <text:list-item>
          <text:p text:style-name="P5">Estimation</text:p>
          <text:list>
            <text:list-item>
              <text:p text:style-name="P15">20 - 25 hours</text:p>
            </text:list-item>
          </text:list>
        </text:list-item>
        <text:list-item>
          <text:p text:style-name="P5">Priority</text:p>
          <text:list>
            <text:list-item>
              <text:p text:style-name="P15">HIGH 1/10</text:p>
            </text:list-item>
          </text:list>
        </text:list-item>
        <text:list-item>
          <text:p text:style-name="P5">Definition of Done</text:p>
          <text:list>
            <text:list-item>
              <text:p text:style-name="P15">See “Tests” section. Are they all done?</text:p>
            </text:list-item>
            <text:list-item>
              <text:p text:style-name="P15">Are all the classes made?</text:p>
            </text:list-item>
            <text:list-item>
              <text:p text:style-name="P15">Are there any glitches?</text:p>
            </text:list-item>
          </text:list>
        </text:list-item>
        <text:list-item>
          <text:p text:style-name="P5">Baseline Story point estimation</text:p>
          <text:list>
            <text:list-item>
              <text:p text:style-name="P15"><text:soft-page-break/>Baseline story point estimate value of 50 = roughly 1-3 hrs of development time for a single developer </text:p>
            </text:list-item>
          </text:list>
        </text:list-item>
      </text:list>
      <text:p text:style-name="Standard"/>
      <text:p text:style-name="Standard"><text:span text:style-name="T3">#4 Story Board - Jacob - (Load Shapes from File)</text:span></text:p>
      <text:p text:style-name="Standard">As a user I want the program to display shapes based on a file</text:p>
      <text:list xml:id="list3389181058" text:style-name="WWNum23">
        <text:list-item>
          <text:p text:style-name="P6">Description</text:p>
          <text:list>
            <text:list-item>
              <text:p text:style-name="P16">The ability</text:p>
            </text:list-item>
          </text:list>
        </text:list-item>
        <text:list-item>
          <text:p text:style-name="P6">Tasks</text:p>
          <text:list>
            <text:list-item>
              <text:p text:style-name="P16"/>
            </text:list-item>
          </text:list>
        </text:list-item>
        <text:list-item>
          <text:p text:style-name="P6">Tests</text:p>
          <text:list>
            <text:list-item>
              <text:p text:style-name="P16"/>
            </text:list-item>
          </text:list>
        </text:list-item>
        <text:list-item>
          <text:p text:style-name="P6">Assignees</text:p>
          <text:list>
            <text:list-item>
              <text:p text:style-name="P16"/>
            </text:list-item>
          </text:list>
        </text:list-item>
        <text:list-item>
          <text:p text:style-name="P6">Estimation</text:p>
        </text:list-item>
        <text:list-item>
          <text:p text:style-name="P6">Priority</text:p>
        </text:list-item>
        <text:list-item>
          <text:p text:style-name="P6">Definition of Done</text:p>
        </text:list-item>
        <text:list-item>
          <text:p text:style-name="P6">Baseline Story point estimation</text:p>
        </text:list-item>
      </text:list>
      <text:p text:style-name="Standard"/>
      <text:p text:style-name="Standard"><text:span text:style-name="T3">#5 Story Board - David - (Move Shapes)</text:span></text:p>
      <text:p text:style-name="Standard">As a user I want </text:p>
      <text:list xml:id="list3462453854" text:style-name="WWNum24">
        <text:list-item>
          <text:p text:style-name="P7">Description</text:p>
        </text:list-item>
      </text:list>
      <text:p text:style-name="P46">The ability</text:p>
      <text:list xml:id="list4456899812604" text:continue-numbering="true" text:style-name="WWNum24">
        <text:list-item>
          <text:p text:style-name="P7"><text:soft-page-break/>Tasks</text:p>
          <text:list>
            <text:list-item>
              <text:p text:style-name="P17"/>
            </text:list-item>
          </text:list>
        </text:list-item>
        <text:list-item>
          <text:p text:style-name="P7">Tests</text:p>
          <text:list>
            <text:list-item>
              <text:p text:style-name="P17"/>
            </text:list-item>
          </text:list>
        </text:list-item>
        <text:list-item>
          <text:p text:style-name="P7">Assignees</text:p>
          <text:list>
            <text:list-item>
              <text:p text:style-name="P17"/>
            </text:list-item>
          </text:list>
        </text:list-item>
        <text:list-item>
          <text:p text:style-name="P7">Estimation</text:p>
        </text:list-item>
        <text:list-item>
          <text:p text:style-name="P7">Priority</text:p>
        </text:list-item>
        <text:list-item>
          <text:p text:style-name="P7">Definition of Done</text:p>
        </text:list-item>
        <text:list-item>
          <text:p text:style-name="P7">Baseline Story point estimation</text:p>
        </text:list-item>
      </text:list>
      <text:p text:style-name="P1"/>
      <text:p text:style-name="Standard"><text:span text:style-name="T3">#6 Story Board - - (Add and Remove Shapes)</text:span></text:p>
      <text:p text:style-name="Standard">As a user I want </text:p>
      <text:list xml:id="list739684643" text:style-name="WWNum1">
        <text:list-item>
          <text:p text:style-name="P8">Description</text:p>
        </text:list-item>
      </text:list>
      <text:p text:style-name="P46">The ability</text:p>
      <text:list xml:id="list4455570273792" text:continue-numbering="true" text:style-name="WWNum1">
        <text:list-item>
          <text:p text:style-name="P8">Tasks</text:p>
          <text:list>
            <text:list-item>
              <text:p text:style-name="P18"/>
            </text:list-item>
          </text:list>
        </text:list-item>
        <text:list-item>
          <text:p text:style-name="P8">Tests</text:p>
          <text:list>
            <text:list-item>
              <text:p text:style-name="P18"/>
            </text:list-item>
          </text:list>
        </text:list-item>
        <text:list-item>
          <text:p text:style-name="P8">Assignees</text:p>
          <text:list>
            <text:list-item>
              <text:p text:style-name="P18"/>
            </text:list-item>
          </text:list>
        </text:list-item>
        <text:list-item>
          <text:p text:style-name="P8"><text:soft-page-break/>Estimation</text:p>
        </text:list-item>
        <text:list-item>
          <text:p text:style-name="P8">Priority</text:p>
        </text:list-item>
        <text:list-item>
          <text:p text:style-name="P8">Definition of Done</text:p>
        </text:list-item>
        <text:list-item>
          <text:p text:style-name="P8">Baseline Story point estimation</text:p>
        </text:list-item>
      </text:list>
      <text:p text:style-name="Standard"/>
      <text:p text:style-name="Standard"><text:span text:style-name="T3">#7 Story Board - Anthony - (Create Shape Report)</text:span></text:p>
      <text:list xml:id="list245066379" text:style-name="WWNum10">
        <text:list-item>
          <text:p text:style-name="P9">Description</text:p>
        </text:list-item>
      </text:list>
      <text:list xml:id="list3186918711" text:style-name="WWNum9">
        <text:list-item>
          <text:p text:style-name="P19">New window pops up that outputs all shapes according to their id.</text:p>
          <text:list>
            <text:list-item>
              <text:p text:style-name="P41"><text:s/>each newly created shape will receive an id in the order it was created. Ex: circle (id: 1) triangle (id: 2)</text:p>
            </text:list-item>
          </text:list>
        </text:list-item>
        <text:list-item>
          <text:p text:style-name="P19">The new window will pop up with different columns that show shape and id. </text:p>
        </text:list-item>
        <text:list-item>
          <text:p text:style-name="P19">Sequel will automatically sort the shapes for us. </text:p>
        </text:list-item>
      </text:list>
      <text:list xml:id="list4455224688518" text:continue-list="list245066379" text:style-name="WWNum10">
        <text:list-item>
          <text:p text:style-name="P9">Assumptions:</text:p>
          <text:list>
            <text:list-item>
              <text:p text:style-name="P20">Database for shapes will be done by Alex. </text:p>
            </text:list-item>
            <text:list-item>
              <text:p text:style-name="P20">Adding, deleting, and editing shapes and sending them to database will have to be complete.</text:p>
            </text:list-item>
            <text:list-item>
              <text:p text:style-name="P20">Save function that executes after adding, deleting, and editing shapes will have to be complete (User Story #10). </text:p>
            </text:list-item>
          </text:list>
        </text:list-item>
        <text:list-item>
          <text:p text:style-name="P9">Tasks</text:p>
        </text:list-item>
      </text:list>
      <text:list xml:id="list1792041895" text:style-name="WWNum15">
        <text:list-item>
          <text:p text:style-name="P21">Create button on main window that says “Print Shapes by ID”</text:p>
        </text:list-item>
        <text:list-item>
          <text:p text:style-name="P21">Create a new window that pops up using Qt painter after user presses button from task A. </text:p>
        </text:list-item>
        <text:list-item>
          <text:p text:style-name="P21">Make queries within sql that fetch shapes by id. </text:p>
        </text:list-item>
        <text:list-item>
          <text:p text:style-name="P21">Create print function that outputs the shape in database on popped up window in task B. </text:p>
        </text:list-item>
      </text:list>
      <text:list xml:id="list4456242059661" text:continue-list="list4455224688518" text:style-name="WWNum10">
        <text:list-item>
          <text:p text:style-name="P9">Tests</text:p>
          <text:list>
            <text:list-item>
              <text:p text:style-name="P20"><text:soft-page-break/>Make sure sql sorts the shape by id. </text:p>
            </text:list-item>
            <text:list-item>
              <text:p text:style-name="P20">Verify that the “Print Shapes by ID” button is shown on the Qt window. </text:p>
            </text:list-item>
            <text:list-item>
              <text:p text:style-name="P20">Verify that the print function works by seeing if it outputs the shapes in the database.</text:p>
            </text:list-item>
            <text:list-item>
              <text:p text:style-name="P20">Verify that a new window pops up with sorted shapes by id. </text:p>
            </text:list-item>
          </text:list>
        </text:list-item>
        <text:list-item>
          <text:p text:style-name="P9">Assignees</text:p>
        </text:list-item>
      </text:list>
      <text:list xml:id="list1668378245" text:style-name="WWNum16">
        <text:list-item>
          <text:p text:style-name="P22">Anthony</text:p>
        </text:list-item>
        <text:list-item>
          <text:p text:style-name="P22">Anthony</text:p>
        </text:list-item>
        <text:list-item>
          <text:p text:style-name="P22">Krupesh </text:p>
        </text:list-item>
        <text:list-item>
          <text:p text:style-name="P22">Krupesh</text:p>
        </text:list-item>
      </text:list>
      <text:list xml:id="list4456851224320" text:continue-list="list4456242059661" text:style-name="WWNum10">
        <text:list-item>
          <text:p text:style-name="P9">Estimation</text:p>
        </text:list-item>
      </text:list>
      <text:list xml:id="list3833666858" text:style-name="WWNum21">
        <text:list-item>
          <text:p text:style-name="P23">15 hours</text:p>
        </text:list-item>
      </text:list>
      <text:list xml:id="list4455477700435" text:continue-list="list4456851224320" text:style-name="WWNum10">
        <text:list-item>
          <text:p text:style-name="P9">Priority</text:p>
        </text:list-item>
      </text:list>
      <text:list xml:id="list3600698338" text:style-name="WWNum13">
        <text:list-item>
          <text:p text:style-name="P24">Low - Medium (4/10)</text:p>
        </text:list-item>
      </text:list>
      <text:list xml:id="list4455952574410" text:continue-list="list4455477700435" text:style-name="WWNum10">
        <text:list-item>
          <text:p text:style-name="P9">Definition of Done</text:p>
        </text:list-item>
      </text:list>
      <text:list xml:id="list4184862401" text:style-name="WWNum8">
        <text:list-item>
          <text:p text:style-name="P25">This will be done when the user is able to see an option that says “Print Shape ID” on the window and when a new window pops up that shows the printed Shapes by id. </text:p>
        </text:list-item>
      </text:list>
      <text:list xml:id="list4455062593692" text:continue-list="list4455952574410" text:style-name="WWNum10">
        <text:list-item>
          <text:p text:style-name="P9">Baseline Story point estimation</text:p>
        </text:list-item>
      </text:list>
      <text:list xml:id="list3814391471" text:style-name="WWNum6">
        <text:list-item>
          <text:p text:style-name="P26">Baseline story point estimate value of one = 1 hrs of development time</text:p>
        </text:list-item>
      </text:list>
      <text:p text:style-name="P38">for a single developer. </text:p>
      <text:p text:style-name="Standard"/>
      <text:p text:style-name="Standard"/>
      <text:p text:style-name="Standard"><text:span text:style-name="T3">#8/#9 - Krupesh - (List Shapes Created)</text:span></text:p>
      <text:p text:style-name="Standard"><text:soft-page-break/>As a user I want to able to see the list of shapes that I created. I would like to see two seperate listing reports: one that lists the shapes by area, and one that lists the shapes by perimeter.</text:p>
      <text:p text:style-name="Standard"/>
      <text:list xml:id="list2278914039" text:style-name="WWNum14">
        <text:list-item>
          <text:p text:style-name="P10">Description</text:p>
        </text:list-item>
      </text:list>
      <text:list xml:id="list1233226800" text:style-name="WWNum2">
        <text:list-item>
          <text:p text:style-name="P27">When using our product, the user should be able to generate a list of the shapes they created during any previous executions and/or the current execution.</text:p>
        </text:list-item>
        <text:list-item>
          <text:p text:style-name="P27">The shape listing report should list some characteristics the makes up the shape. (i.e. shape area/perimeter, shape type, shape id should be included etc.)</text:p>
        </text:list-item>
        <text:list-item>
          <text:p text:style-name="P27">For the list that gives priority to the shape area, list only the shape area along with shape ID and shape type; for the list that gives priority to shape perimeter, list only the shape perimeter along with shape ID and shape type.</text:p>
        </text:list-item>
        <text:list-item>
          <text:p text:style-name="P27">This is necessary so that when the user creates multiple shapes, they can keep track of what shapes they have already created.</text:p>
        </text:list-item>
      </text:list>
      <text:p text:style-name="P47"/>
      <text:p text:style-name="P36"><text:s text:c="6"/>2. Tasks</text:p>
      <text:list xml:id="list812880754" text:style-name="WWNum7">
        <text:list-item>
          <text:p text:style-name="P28">Create a class that dynamically saves the list of shapes by area or by perimeter.</text:p>
        </text:list-item>
        <text:list-item>
          <text:p text:style-name="P28">An object of this class would need to be a some sort of an array/list datatype that <text:s text:c="2"/>is sorted by area or perimeter.</text:p>
        </text:list-item>
        <text:list-item>
          <text:p text:style-name="P28">Save this list so it can pulled for multiple executions.</text:p>
        </text:list-item>
        <text:list-item>
          <text:p text:style-name="P28">Needs to be dynamic so the user can add/delete to the list every time they wish to create/delete shapes.</text:p>
        </text:list-item>
      </text:list>
      <text:p text:style-name="P36"/>
      <text:p text:style-name="P36"><text:s text:c="6"/>3. <text:s/>Tests</text:p>
      <text:list xml:id="list1428345775" text:style-name="WWNum19">
        <text:list-item>
          <text:p text:style-name="P29">Verify that the list is created with no entries in the beginning of the first execution.</text:p>
        </text:list-item>
        <text:list-item>
          <text:p text:style-name="P29">Verify that both lists are created simultaneously when the user adds shapes.</text:p>
        </text:list-item>
        <text:list-item>
          <text:p text:style-name="P29">Verify that <text:s/>the lists grows with single entries and/or multiple entries of shape.</text:p>
        </text:list-item>
        <text:list-item>
          <text:p text:style-name="P29">Verify that lists get saved after every execution.</text:p>
        </text:list-item>
      </text:list>
      <text:p text:style-name="P46"/>
      <text:p text:style-name="P36"><text:s text:c="6"/>4. <text:s/>Assignees</text:p>
      <text:list xml:id="list2234908617" text:style-name="WWNum11">
        <text:list-item>
          <text:p text:style-name="P30"><text:soft-page-break/>Krupesh - create listing/report class</text:p>
        </text:list-item>
        <text:list-item>
          <text:p text:style-name="P30">Andre - assist in class creation</text:p>
        </text:list-item>
        <text:list-item>
          <text:p text:style-name="P30">Anthony - assist in class creation</text:p>
        </text:list-item>
        <text:list-item>
          <text:p text:style-name="P30">Jacob/Alex/David - test the class with dummy shapes.</text:p>
        </text:list-item>
      </text:list>
      <text:p text:style-name="P46"/>
      <text:p text:style-name="P36"><text:s text:c="6"/>5. <text:s/>Estimation</text:p>
      <text:list xml:id="list618279749" text:style-name="WWNum20">
        <text:list-item>
          <text:p text:style-name="P31">15 hours</text:p>
        </text:list-item>
      </text:list>
      <text:p text:style-name="P36"/>
      <text:p text:style-name="P36"><text:s text:c="6"/>6. <text:s/>Priority</text:p>
      <text:list xml:id="list3824756462" text:style-name="WWNum12">
        <text:list-item>
          <text:p text:style-name="P32">4/10 (Add/Delete shapes needs to be completed prior to this)</text:p>
        </text:list-item>
      </text:list>
      <text:p text:style-name="P36"><text:s/></text:p>
      <text:p text:style-name="P36"><text:s text:c="6"/>7. <text:s/>Definition of Done</text:p>
      <text:list xml:id="list443605855" text:style-name="WWNum4">
        <text:list-item>
          <text:p text:style-name="P33">The list report updates according to how the user creates/deletes shapes.</text:p>
        </text:list-item>
      </text:list>
      <text:p text:style-name="P36"><text:s/></text:p>
      <text:p text:style-name="P36"><text:s text:c="6"/>8. <text:s/>Baseline Story point estimation</text:p>
      <text:list xml:id="list2359489607" text:style-name="WWNum3">
        <text:list-item>
          <text:p text:style-name="P34">What does this even mean?</text:p>
        </text:list-item>
      </text:list>
      <text:p text:style-name="P36"/>
      <text:p text:style-name="Standard"><text:span text:style-name="T3">#10 Story Board - Anthony - (Save Changes)</text:span></text:p>
      <text:p text:style-name="Standard">As a &lt;user&gt; I &lt;need&gt; &lt;to be able to save all changes between executions&gt;</text:p>
      <text:list xml:id="list160503075" text:style-name="WWNum17">
        <text:list-item>
          <text:p text:style-name="P11">Description</text:p>
          <text:list>
            <text:list-item>
              <text:p text:style-name="P35">When adding, deleting, and editing shapes, the developers need to make a save features that saves the changes made by the user. This is so the user will be able to continue where he/she left off when using the program.</text:p>
            </text:list-item>
            <text:list-item>
              <text:p text:style-name="P35"><text:soft-page-break/>Save function will be done implicitly after every action. Do not need a save function. </text:p>
            </text:list-item>
            <text:list-item>
              <text:p text:style-name="P35">Both admin and guest users will be getting access to this save feature. </text:p>
            </text:list-item>
          </text:list>
        </text:list-item>
        <text:list-item>
          <text:p text:style-name="P11">Assumptions:</text:p>
          <text:list>
            <text:list-item>
              <text:p text:style-name="P35">Create database using sequel that will have a different table for shapes and for testimonials. This will be done by Alex. </text:p>
            </text:list-item>
            <text:list-item>
              <text:p text:style-name="P35">Adding, deleting, and editing shapes feature should be complete.</text:p>
            </text:list-item>
            <text:list-item>
              <text:p text:style-name="P35">Adding, deleting, and editing testimonials feature should be complete. </text:p>
            </text:list-item>
          </text:list>
        </text:list-item>
        <text:list-item>
          <text:p text:style-name="P11">Tasks</text:p>
          <text:list>
            <text:list-item>
              <text:p text:style-name="P35">Create save function that will be called after every action that involves shapes. </text:p>
              <text:list>
                <text:list-item>
                  <text:list>
                    <text:list-item>
                      <text:p text:style-name="P48">Adding</text:p>
                    </text:list-item>
                    <text:list-item>
                      <text:p text:style-name="P48">Deleting</text:p>
                    </text:list-item>
                    <text:list-item>
                      <text:p text:style-name="P48">Editing</text:p>
                    </text:list-item>
                  </text:list>
                </text:list-item>
              </text:list>
            </text:list-item>
            <text:list-item>
              <text:p text:style-name="P35">Create save function that will be called after every action that involves testimonials. </text:p>
              <text:list>
                <text:list-item>
                  <text:list>
                    <text:list-item>
                      <text:p text:style-name="P48">Adding</text:p>
                    </text:list-item>
                    <text:list-item>
                      <text:p text:style-name="P48">Deleting</text:p>
                    </text:list-item>
                    <text:list-item>
                      <text:p text:style-name="P48">Editing</text:p>
                    </text:list-item>
                  </text:list>
                </text:list-item>
              </text:list>
            </text:list-item>
          </text:list>
        </text:list-item>
        <text:list-item>
          <text:p text:style-name="P11">Tests</text:p>
          <text:list>
            <text:list-item>
              <text:p text:style-name="P35">Verify that the database is accurate after adding, deleting, and editing shapes. </text:p>
            </text:list-item>
            <text:list-item>
              <text:p text:style-name="P35">Verify that the database is accurate after adding, deleting, and editing testimonials. </text:p>
            </text:list-item>
            <text:list-item>
              <text:p text:style-name="P35">Verify that an admin user can access saved data.</text:p>
            </text:list-item>
            <text:list-item>
              <text:p text:style-name="P35">Verify that a guest user can access saved data. </text:p>
            </text:list-item>
          </text:list>
        </text:list-item>
        <text:list-item>
          <text:p text:style-name="P11">Assignees</text:p>
          <text:list>
            <text:list-item>
              <text:p text:style-name="P35"><text:soft-page-break/>Krupesh</text:p>
            </text:list-item>
            <text:list-item>
              <text:p text:style-name="P35">Andre</text:p>
            </text:list-item>
          </text:list>
        </text:list-item>
        <text:list-item>
          <text:p text:style-name="P11">Estimation</text:p>
          <text:list>
            <text:list-item>
              <text:p text:style-name="P35">20 hours</text:p>
            </text:list-item>
          </text:list>
        </text:list-item>
        <text:list-item>
          <text:p text:style-name="P11">Priority</text:p>
          <text:list>
            <text:list-item>
              <text:p text:style-name="P35">MEDIUM 5/10 (subject to change. Adding and deleting shapes have to be done before this)</text:p>
            </text:list-item>
          </text:list>
        </text:list-item>
        <text:list-item>
          <text:p text:style-name="P11">Definition of Done</text:p>
          <text:list>
            <text:list-item>
              <text:p text:style-name="P35">This user story will be done when the save function executes after every action that involves adding, deleting, and editing testimonials. Database should accurately represent the changes made by the admin/guest user. This will be done implicitly without a save button. </text:p>
            </text:list-item>
          </text:list>
        </text:list-item>
        <text:list-item>
          <text:p text:style-name="P11">Baseline Story point estimation</text:p>
          <text:list>
            <text:list-item>
              <text:p text:style-name="P35">Baseline story point estimate value of one = 2 hrs of development time</text:p>
              <text:list>
                <text:list-item>
                  <text:p text:style-name="P42">for a single developer.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Impact" svg:font-family="Impac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8" style:display-name="ListLabel 3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9" style:display-name="ListLabel 3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55" style:display-name="ListLabel 155"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56" style:display-name="ListLabel 15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91" style:display-name="ListLabel 191" style:family="text">
      <style:text-properties style:font-name="Arial" fo:font-family="Arial" style:font-family-generic="roman" style:font-pitch="variable" fo:font-size="11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92" style:display-name="ListLabel 192"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0" style:display-name="ListLabel 20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9" style:display-name="ListLabel 20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18" style:display-name="ListLabel 21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35"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41"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6" meta:paragraph-count="307" meta:word-count="2743" meta:character-count="14825" meta:non-whitespace-character-count="12535"/>
    <meta:generator>LibreOfficeDev/6.0.5.2$Linux_X86_64 LibreOffice_project/</meta:generator>
  </office:meta>
</office:document-meta>
</file>